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text-align="justify" style:justify-single-word="false"/>
    </style:style>
    <style:style style:name="P2" style:family="paragraph" style:parent-style-name="Text_20_body" style:list-style-name="L2">
      <style:paragraph-properties fo:text-align="justify" style:justify-single-word="false"/>
    </style:style>
    <style:style style:name="P3" style:family="paragraph" style:parent-style-name="Heading_20_2">
      <style:text-properties officeooo:rsid="000eb5ca" officeooo:paragraph-rsid="000eb5ca"/>
    </style:style>
    <style:style style:name="P4" style:family="paragraph" style:parent-style-name="Standard">
      <style:text-properties officeooo:paragraph-rsid="000e5bfb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T1" style:family="text">
      <style:text-properties officeooo:rsid="000e5bf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aporan</text:p>
      <text:p text:style-name="Text_20_body"/>
      <text:p text:style-name="P4">Nama : Ari Ali Nugroho</text:p>
      <text:p text:style-name="Standard">Kelas : 11 IPA 3</text:p>
      <text:p text:style-name="Standard"/>
      <text:p text:style-name="Standard">Waktu : <text:span text:style-name="T1">15</text:span> Mei 2020 (video durasi: <text:span text:style-name="T1">1</text:span> <text:span text:style-name="T1">jam 20 menit</text:span>)</text:p>
      <text:p text:style-name="Standard">Sumber : Internet (youtube.com)</text:p>
      <text:p text:style-name="Standard">Penceramah : Ustadz <text:span text:style-name="T1">Abdul Somad</text:span></text:p>
      <text:p text:style-name="P5">Materi: Qira'ah Kitab Arrisalah Al-Qushairiyyah (<text:span text:style-name="T1">tentang ma’rifat)</text:span></text:p>
      <text:p text:style-name="P5"/>
      <text:h text:style-name="P3" text:outline-level="2">Rangkuman:</text:h>
      <text:p text:style-name="P6"/>
      <text:list xml:id="list3131077574" text:style-name="L1">
        <text:list-item>
          <text:p text:style-name="P1">Ma'rifat adalah pengenalan terhadap Allah (dengan nama-namaNya dan sifat-sifatNya) kemudian ia menyakini Allah dalam setiap interaksi sosial dan mensucikan diri dari perbuatan tercela.</text:p>
        </text:list-item>
        <text:list-item>
          <text:p text:style-name="P1">Ciri seseorang memiliki sifat ma'rifat:</text:p>
        </text:list-item>
      </text:list>
      <text:list xml:id="list2375243626" text:style-name="L2">
        <text:list-item>
          <text:p text:style-name="P2">Memiliki rasa takut kepada Allah yang besar.</text:p>
        </text:list-item>
        <text:list-item>
          <text:p text:style-name="P2">Memiliki hati yang tenang.</text:p>
        </text:list-item>
        <text:list-item>
          <text:p text:style-name="P2">Mementingkan Allah, putus dengan segala kenikmatan dunia.</text:p>
        </text:list-item>
        <text:list-item>
          <text:p text:style-name="P2">Beramal hanya karena Allah semata (bukan untuk balasan dunia atau akhirat).</text:p>
        </text:list-item>
        <text:list-item>
          <text:p text:style-name="P2">Malu dan memuliakan Allah.</text:p>
        </text:list-item>
      </text:list>
      <text:list xml:id="list95757430509638" text:continue-list="list3131077574" text:style-name="L1">
        <text:list-item>
          <text:p text:style-name="P1">Bila dzikir sudah memasuki suatu hati, maka segala yang mulia di dalam hati (jabatan, kekayaan, dll) akan hancur dengannya.</text:p>
        </text:list-item>
        <text:list-item>
          <text:p text:style-name="P1">Seorang yang tidak mengerjakan amal ibadah (shalat, puasa) dengan dalih ia sudah mencapai ma'rifat, maka ia lebih buruk dari seorang pencuri dan penzina.</text:p>
        </text:list-item>
        <text:list-item>
          <text:p text:style-name="P1">Bila seseorang merendahkan diri di hadapan Allah, maka akan Allah angkat derajatnya. Begitu juga sebaliknya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5T09:54:52.066051070</meta:creation-date>
    <dc:date>2020-05-15T09:57:56.819357388</dc:date>
    <meta:editing-duration>PT3M4S</meta:editing-duration>
    <meta:editing-cycles>5</meta:editing-cycles>
    <meta:generator>LibreOffice/6.4.3.2$Linux_X86_64 LibreOffice_project/40$Build-2</meta:generator>
    <meta:document-statistic meta:table-count="0" meta:image-count="0" meta:object-count="0" meta:page-count="1" meta:paragraph-count="18" meta:word-count="167" meta:character-count="1083" meta:non-whitespace-character-count="944"/>
  </office:meta>
</office:document-meta>
</file>